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5.435cm"/>
    </style:style>
    <style:style style:name="Table1.B" style:family="table-column">
      <style:table-column-properties style:column-width="2.291cm"/>
    </style:style>
    <style:style style:name="Table1.C" style:family="table-column">
      <style:table-column-properties style:column-width="2.873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4.523cm"/>
    </style:style>
    <style:style style:name="Table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186c31" officeooo:paragraph-rsid="00186c31"/>
    </style:style>
    <style:style style:name="P2" style:family="paragraph" style:parent-style-name="Standard">
      <style:text-properties officeooo:rsid="0018735c" officeooo:paragraph-rsid="0018735c"/>
    </style:style>
    <style:style style:name="P3" style:family="paragraph" style:parent-style-name="Standard">
      <style:text-properties style:text-underline-style="solid" style:text-underline-width="auto" style:text-underline-color="font-color" officeooo:rsid="0018735c" officeooo:paragraph-rsid="0018735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735c" officeooo:paragraph-rsid="0018735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735c" officeooo:paragraph-rsid="001aaac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735c" officeooo:paragraph-rsid="0021def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735c" officeooo:paragraph-rsid="0025ba8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735c" officeooo:paragraph-rsid="002601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d75c1" officeooo:paragraph-rsid="00265a8a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rsid="001d75c1" officeooo:paragraph-rsid="001d75c1"/>
    </style:style>
    <style:style style:name="P11" style:family="paragraph" style:parent-style-name="Standard">
      <style:text-properties style:text-underline-style="solid" style:text-underline-width="auto" style:text-underline-color="font-color" officeooo:rsid="001d75c1" officeooo:paragraph-rsid="00249dde"/>
    </style:style>
    <style:style style:name="P12" style:family="paragraph" style:parent-style-name="Standard">
      <style:text-properties style:text-underline-style="none" officeooo:rsid="0018735c" officeooo:paragraph-rsid="0018735c"/>
    </style:style>
    <style:style style:name="P13" style:family="paragraph" style:parent-style-name="Standard">
      <style:text-properties style:text-underline-style="none" fo:font-weight="normal" officeooo:rsid="0018f1e4" officeooo:paragraph-rsid="0018f1e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f1e4" officeooo:paragraph-rsid="001c310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8f1e4" officeooo:paragraph-rsid="0021def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f1e4" officeooo:paragraph-rsid="0025ba8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f1e4" officeooo:paragraph-rsid="00265a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980a6" officeooo:paragraph-rsid="0025ba8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fc46" officeooo:paragraph-rsid="0026fc4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e8f40" officeooo:paragraph-rsid="002e8f40" style:font-weight-asian="normal" style:font-weight-complex="normal"/>
    </style:style>
    <style:style style:name="P21" style:family="paragraph" style:parent-style-name="Standard">
      <style:text-properties style:text-underline-style="none" officeooo:rsid="001980a6" officeooo:paragraph-rsid="001aaac5"/>
    </style:style>
    <style:style style:name="P22" style:family="paragraph" style:parent-style-name="Standard">
      <style:text-properties style:text-underline-style="none" officeooo:rsid="001d75c1" officeooo:paragraph-rsid="001d75c1"/>
    </style:style>
    <style:style style:name="P23" style:family="paragraph" style:parent-style-name="Standard">
      <style:text-properties style:text-underline-style="none" officeooo:rsid="001d75c1" officeooo:paragraph-rsid="00203b24"/>
    </style:style>
    <style:style style:name="P24" style:family="paragraph" style:parent-style-name="Standard">
      <style:text-properties style:text-underline-style="none" officeooo:rsid="00249dde" officeooo:paragraph-rsid="00249dde"/>
    </style:style>
    <style:style style:name="P25" style:family="paragraph" style:parent-style-name="Standard">
      <style:text-properties officeooo:rsid="001d75c1" officeooo:paragraph-rsid="001d75c1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34c26a" officeooo:paragraph-rsid="0034c26a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fb596" officeooo:paragraph-rsid="002fb596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31a331" officeooo:paragraph-rsid="0031a33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32d83c" officeooo:paragraph-rsid="0032d83c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4c26a" officeooo:paragraph-rsid="0034c26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34c26a" officeooo:paragraph-rsid="0034c26a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980a6" officeooo:paragraph-rsid="001aaac5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980a6" officeooo:paragraph-rsid="0037e5a4" style:font-weight-asian="normal" style:font-weight-complex="normal"/>
    </style:style>
    <style:style style:name="P34" style:family="paragraph" style:parent-style-name="Standard">
      <style:text-properties officeooo:paragraph-rsid="0021defc"/>
    </style:style>
    <style:style style:name="P35" style:family="paragraph" style:parent-style-name="Standard">
      <style:text-properties officeooo:paragraph-rsid="0037e5a4"/>
    </style:style>
    <style:style style:name="P36" style:family="paragraph" style:parent-style-name="Standard" style:master-page-name="">
      <style:paragraph-properties style:page-number="auto" fo:padding="0.049cm" fo:border="0.06pt solid #000000" style:shadow="none">
        <style:tab-stops/>
      </style:paragraph-properties>
      <style:text-properties fo:font-weight="bold" officeooo:rsid="0016b412" officeooo:paragraph-rsid="0016b412" style:font-weight-asian="bold" style:font-weight-complex="bold"/>
    </style:style>
    <style:style style:name="P37" style:family="paragraph" style:parent-style-name="Standard">
      <style:paragraph-properties fo:padding="0.049cm" fo:border="0.06pt solid #000000" style:shadow="none">
        <style:tab-stops/>
      </style:paragraph-properties>
      <style:text-properties fo:font-weight="bold" officeooo:rsid="0016b412" officeooo:paragraph-rsid="0016b412" style:font-weight-asian="bold" style:font-weight-complex="bold"/>
    </style:style>
    <style:style style:name="P38" style:family="paragraph" style:parent-style-name="Standard">
      <style:paragraph-properties fo:text-align="center" style:justify-single-word="false" fo:padding="0.049cm" fo:border="0.06pt solid #000000" style:shadow="none">
        <style:tab-stops/>
      </style:paragraph-properties>
      <style:text-properties fo:font-weight="bold" officeooo:rsid="0016b412" officeooo:paragraph-rsid="00186c31" style:font-weight-asian="bold" style:font-weight-complex="bold"/>
    </style:style>
    <style:style style:name="P39" style:family="paragraph" style:parent-style-name="Standard">
      <style:paragraph-properties fo:padding="0.049cm" fo:border="0.06pt solid #000000" style:shadow="none">
        <style:tab-stops/>
      </style:paragraph-properties>
      <style:text-properties fo:font-weight="bold" officeooo:rsid="0018735c" officeooo:paragraph-rsid="0018735c" style:font-weight-asian="bold" style:font-weight-complex="bold"/>
    </style:style>
    <style:style style:name="P4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6b412" officeooo:paragraph-rsid="0016b412"/>
    </style:style>
    <style:style style:name="P4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6b412" officeooo:paragraph-rsid="00186c31"/>
    </style:style>
    <style:style style:name="P4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8735c" officeooo:paragraph-rsid="0018735c"/>
    </style:style>
    <style:style style:name="P43" style:family="paragraph" style:parent-style-name="Standard">
      <style:paragraph-properties fo:padding="0.049cm" fo:border="0.06pt solid #000000" style:shadow="none">
        <style:tab-stops/>
      </style:paragraph-properties>
      <style:text-properties style:text-underline-style="solid" style:text-underline-width="auto" style:text-underline-color="font-color" officeooo:rsid="00186c31" officeooo:paragraph-rsid="00186c31"/>
    </style:style>
    <style:style style:name="P4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86c31" officeooo:paragraph-rsid="00186c31"/>
    </style:style>
    <style:style style:name="P4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2f82e1" officeooo:paragraph-rsid="002f82e1"/>
    </style:style>
    <style:style style:name="P46" style:family="paragraph" style:parent-style-name="Table_20_Contents">
      <style:paragraph-properties fo:text-align="center" style:justify-single-word="false"/>
      <style:text-properties fo:font-weight="bold"/>
    </style:style>
    <style:style style:name="T1" style:family="text">
      <style:text-properties officeooo:rsid="00186c31"/>
    </style:style>
    <style:style style:name="T2" style:family="text">
      <style:text-properties officeooo:rsid="0018735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6c31"/>
    </style:style>
    <style:style style:name="T5" style:family="text">
      <style:text-properties style:text-underline-style="solid" style:text-underline-width="auto" style:text-underline-color="font-color" officeooo:rsid="001893cd"/>
    </style:style>
    <style:style style:name="T6" style:family="text">
      <style:text-properties officeooo:rsid="001893cd"/>
    </style:style>
    <style:style style:name="T7" style:family="text">
      <style:text-properties officeooo:rsid="0018f1e4"/>
    </style:style>
    <style:style style:name="T8" style:family="text">
      <style:text-properties officeooo:rsid="001980a6"/>
    </style:style>
    <style:style style:name="T9" style:family="text">
      <style:text-properties officeooo:rsid="001aaac5"/>
    </style:style>
    <style:style style:name="T10" style:family="text">
      <style:text-properties officeooo:rsid="001c310a"/>
    </style:style>
    <style:style style:name="T11" style:family="text">
      <style:text-properties officeooo:rsid="001eb500"/>
    </style:style>
    <style:style style:name="T12" style:family="text">
      <style:text-properties officeooo:rsid="00203b24"/>
    </style:style>
    <style:style style:name="T13" style:family="text">
      <style:text-properties officeooo:rsid="0021defc"/>
    </style:style>
    <style:style style:name="T14" style:family="text">
      <style:text-properties officeooo:rsid="0025ba80"/>
    </style:style>
    <style:style style:name="T15" style:family="text">
      <style:text-properties officeooo:rsid="002601cc"/>
    </style:style>
    <style:style style:name="T16" style:family="text">
      <style:text-properties officeooo:rsid="00265a8a"/>
    </style:style>
    <style:style style:name="T17" style:family="text">
      <style:text-properties officeooo:rsid="0026eeaa"/>
    </style:style>
    <style:style style:name="T18" style:family="text">
      <style:text-properties officeooo:rsid="00296d95"/>
    </style:style>
    <style:style style:name="T19" style:family="text">
      <style:text-properties officeooo:rsid="002ad74e"/>
    </style:style>
    <style:style style:name="T20" style:family="text">
      <style:text-properties officeooo:rsid="002d9e88"/>
    </style:style>
    <style:style style:name="T21" style:family="text">
      <style:text-properties officeooo:rsid="002e8f40"/>
    </style:style>
    <style:style style:name="T22" style:family="text">
      <style:text-properties officeooo:rsid="002f82e1"/>
    </style:style>
    <style:style style:name="T23" style:family="text">
      <style:text-properties officeooo:rsid="0032d83c"/>
    </style:style>
    <style:style style:name="T24" style:family="text">
      <style:text-properties officeooo:rsid="0033192a"/>
    </style:style>
    <style:style style:name="T25" style:family="text">
      <style:text-properties officeooo:rsid="0034c26a"/>
    </style:style>
    <style:style style:name="T26" style:family="text">
      <style:text-properties officeooo:rsid="003507a2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officeooo:rsid="001980a6" style:font-weight-asian="normal" style:font-weight-complex="normal"/>
    </style:style>
    <style:style style:name="T29" style:family="text">
      <style:text-properties style:text-underline-style="none" fo:font-weight="normal" officeooo:rsid="003559a6" style:font-weight-asian="normal" style:font-weight-complex="normal"/>
    </style:style>
    <style:style style:name="T30" style:family="text">
      <style:text-properties officeooo:rsid="003559a6"/>
    </style:style>
    <style:style style:name="T31" style:family="text">
      <style:text-properties officeooo:rsid="0035eade"/>
    </style:style>
    <style:style style:name="T32" style:family="text">
      <style:text-properties fo:color="#000000"/>
    </style:style>
    <style:style style:name="T33" style:family="text">
      <style:text-properties fo:color="#000000" style:text-underline-style="none"/>
    </style:style>
    <style:style style:name="T34" style:family="text">
      <style:text-properties fo:color="#000000" style:text-underline-style="none" fo:font-weight="normal" officeooo:rsid="001980a6" style:font-weight-asian="normal" style:font-weight-complex="normal"/>
    </style:style>
    <style:style style:name="T35" style:family="text">
      <style:text-properties fo:color="#000000" style:text-underline-style="none" officeooo:rsid="0035eade"/>
    </style:style>
    <style:style style:name="T36" style:family="text">
      <style:text-properties fo:color="#000000" officeooo:rsid="0035eade"/>
    </style:style>
    <style:style style:name="T37" style:family="text">
      <style:text-properties fo:color="#000000" style:text-underline-style="solid" style:text-underline-width="auto" style:text-underline-color="font-color"/>
    </style:style>
    <style:style style:name="T38" style:family="text">
      <style:text-properties fo:color="#000000" style:text-underline-style="solid" style:text-underline-width="auto" style:text-underline-color="font-color" fo:font-weight="normal" officeooo:rsid="001980a6" style:font-weight-asian="normal" style:font-weight-complex="normal"/>
    </style:style>
    <style:style style:name="T39" style:family="text">
      <style:text-properties fo:color="#000000" style:text-underline-style="solid" style:text-underline-width="auto" style:text-underline-color="font-color" officeooo:rsid="0035eade"/>
    </style:style>
    <style:style style:name="T40" style:family="text">
      <style:text-properties officeooo:rsid="00384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GR2_CR</text:span> 001</text:p>
      <text:p text:style-name="P37"><text:span text:style-name="T2">Date de réunion: </text:span>13 <text:span text:style-name="T1">février 2015</text:span></text:p>
      <text:p text:style-name="P39">Date <text:span text:style-name="T18">de rédaction</text:span> : <text:span text:style-name="T26">16 février 2015</text:span></text:p>
      <text:p text:style-name="P40"/>
      <text:p text:style-name="P41"><text:tab/><text:tab/><text:tab/></text:p>
      <text:p text:style-name="P38"><text:span text:style-name="T3">O</text:span><text:span text:style-name="T4">bjet :</text:span><text:span text:style-name="T1"> Validation des modèles de tâches</text:span></text:p>
      <text:p text:style-name="P41"/>
      <text:p text:style-name="P42"><text:span text:style-name="T27"><text:tab/></text:span><text:span text:style-name="T3">Rédacte</text:span><text:span text:style-name="T5">ur :</text:span><text:span text:style-name="T6"> AFT</text:span></text:p>
      <text:p text:style-name="P43"><text:span text:style-name="T27"><text:tab/></text:span>Personnes présentes :</text:p>
      <text:p text:style-name="P44"><text:tab/>- <text:span text:style-name="T22">AFT</text:span></text:p>
      <text:p text:style-name="P44"><text:tab/>- <text:span text:style-name="T22">AOR</text:span></text:p>
      <text:p text:style-name="P44"><text:tab/>-<text:span text:style-name="T22">AMI</text:span></text:p>
      <text:p text:style-name="P44"><text:tab/>- <text:span text:style-name="T22">GBA</text:span></text:p>
      <text:p text:style-name="P44"><text:tab/>- <text:span text:style-name="T22">GCE</text:span></text:p>
      <text:p text:style-name="P45"><text:tab/>- VDU</text:p>
      <text:p text:style-name="P1"/>
      <text:p text:style-name="P2">Ce compte-rendu <text:span text:style-name="T22">résume </text:span>les discussions, les hypothèses et les questions engendré<text:span text:style-name="T22">e</text:span>s par l<text:span text:style-name="T22">a présentation des</text:span> six diagrammes de tâches suivants :</text:p>
      <text:p text:style-name="P2"/>
      <text:p text:style-name="P4">1) AcheterBillet</text:p>
      <text:p text:style-name="P3"/>
      <text:p text:style-name="P21">Nom fichier Kmade : <text:span text:style-name="T9">Spectateur_AchaterBillet_AFT.kxml</text:span></text:p>
      <text:p text:style-name="P12">Tache effectuée par les spectateurs.</text:p>
      <text:p text:style-name="P12">Références : CR006 au complet.</text:p>
      <text:p text:style-name="P12"/>
      <text:p text:style-name="P3">Hypothèses :</text:p>
      <text:p text:style-name="P12">- Choix possibles sur le format des billets : envoie par courriels ou par courrier postal.</text:p>
      <text:p text:style-name="P12">- Choix possibles sur le mode de paiement : compte de paiement (exemple paypal), carte bleue, …</text:p>
      <text:p text:style-name="P12"/>
      <text:p text:style-name="P4"/>
      <text:p text:style-name="P4">2) <text:span text:style-name="T7">ControlerCamera</text:span></text:p>
      <text:p text:style-name="P4"/>
      <text:p text:style-name="P32">Nom fichier Kmade : <text:span text:style-name="T30">Gardien_ControlerCamera_VDU.kxml</text:span></text:p>
      <text:p text:style-name="P13">Tache effectuée par l<text:span text:style-name="T10">e</text:span>s gardiens.</text:p>
      <text:p text:style-name="P13">Références : CR007:<text:span text:style-name="T8">50</text:span> et CR003:14</text:p>
      <text:p text:style-name="P12"/>
      <text:p text:style-name="P5"/>
      <text:p text:style-name="P5"><text:span text:style-name="T9">3</text:span>) <text:span text:style-name="T9">InscrireDelegation</text:span></text:p>
      <text:p text:style-name="P5"/>
      <text:p text:style-name="P35"><text:span text:style-name="T28">Nom fichier Kmade : </text:span><text:bookmark text:name="30b398a7ba7f17295c8925bcc1c0abb2-9e8f5e15043a6ff24c96f8e234d573aaa99589fe"/><text:a xlink:type="simple" xlink:href="https://github.com/groupeDeux/projetGroupe2/blob/master/DiagrameDeTache/SecretaiteEstelle_InscrireDelegation_AMI.kxml"><text:span text:style-name="T33">SecretaiteEstelle_InscrireDelegation_AMI.kxml</text:span></text:a><text:bookmark text:name="1aff551333ce9fa7066704748d2cde56-77fa5b82299f2096a3bba603e6eb3bbdac23bed8"/><text:span text:style-name="T34"> </text:span></text:p>
      <text:p text:style-name="P14">Tache effectuée par l<text:span text:style-name="T10">es secrétaires de compétition</text:span></text:p>
      <text:p text:style-name="P14">Références : CR00<text:span text:style-name="T10">5:07</text:span></text:p>
      <text:p text:style-name="P2"/>
      <text:p text:style-name="P10">Hypothèses :</text:p>
      <text:p text:style-name="P23">- 2 tâches distinctes <text:span text:style-name="T12">sont créées pour les inscriptions des délégations</text:span> : </text:p>
      <text:p text:style-name="P23">InscrireDelegation et ModifierDelegation.</text:p>
      <text:p text:style-name="P22">L<text:span text:style-name="T11">a tâche InscrireDelegation ne permet pas de supprimer des inscriptions (sportifs ou épreuves) ou de modifier des saisies. Une tâche ModifierDelegation est créée pour faire cela.</text:span></text:p>
      <text:p text:style-name="P22"/>
      <text:p text:style-name="P22"/>
      <text:p text:style-name="P25"/>
      <text:p text:style-name="P2"/>
      <text:p text:style-name="P6"><text:soft-page-break/><text:span text:style-name="T13">4</text:span>) <text:span text:style-name="T13">AttribuerResultatsOfficiels</text:span></text:p>
      <text:p text:style-name="P6"/>
      <text:p text:style-name="P34"><text:span text:style-name="T28">Nom fichier Kmade :</text:span><text:span text:style-name="T34"> </text:span><text:bookmark text:name="58abf5244ca5b26f8bf09c3f919c5fa0-9577028053595e0997baf8bc2edeca7315d977cf"/><text:a xlink:type="simple" xlink:href="https://github.com/groupeDeux/projetGroupe2/blob/master/DiagrameDeTache/ResponsableJury_RemiseResultatsOfficiel_GBO.kxml"><text:span text:style-name="T33">ResponsableJury_RemiseResultatsOfficiel_</text:span></text:a><text:span text:style-name="T35">GBO.kxml</text:span></text:p>
      <text:p text:style-name="P15">Tache effectuée par l<text:span text:style-name="T13">e responsable du jury</text:span></text:p>
      <text:p text:style-name="P15">Références : CR00<text:span text:style-name="T13">3:17-20</text:span></text:p>
      <text:p text:style-name="P15"/>
      <text:p text:style-name="P11">Hypothèses :</text:p>
      <text:p text:style-name="P24">- La tâche AttribuerResultatsOfficiels <text:span text:style-name="T14">ne concerne que l'attribution des médailles. Une tâche</text:span> <text:span text:style-name="T17">Creer</text:span>Classement doit <text:span text:style-name="T14">exister et être </text:span>effectuée <text:span text:style-name="T14">au préalable par les Chefs d'épreuves.</text:span></text:p>
      <text:p text:style-name="P24"/>
      <text:p text:style-name="P7"><text:span text:style-name="T14">5</text:span>) <text:span text:style-name="T14">CreerCompetition</text:span></text:p>
      <text:p text:style-name="P7"/>
      <text:p text:style-name="P18">Nom fichier Kmade : <text:span text:style-name="T40">Administrateur_CreerCompetition_GCE.kxml</text:span></text:p>
      <text:p text:style-name="P16">Tache effectuée par <text:span text:style-name="T14">l'administrateur</text:span></text:p>
      <text:p text:style-name="P16">Références : CR00<text:span text:style-name="T14">5:02-03</text:span></text:p>
      <text:p text:style-name="P16"/>
      <text:p text:style-name="P8"><text:span text:style-name="T15">6</text:span>) <text:span text:style-name="T16">PlanifierEpreuve</text:span></text:p>
      <text:p text:style-name="P8"/>
      <text:p text:style-name="P33">Nom fichier Kmade : <text:span text:style-name="T30">ResponsableCalendrier_PlanifierEpreuve_AOR.kxml</text:span></text:p>
      <text:p text:style-name="P17">Tache effectuée par <text:span text:style-name="T21">le responsable calendrier</text:span></text:p>
      <text:p text:style-name="P17">Références : CR00<text:span text:style-name="T16">3:12</text:span></text:p>
      <text:p text:style-name="P17"/>
      <text:p text:style-name="P9">Hypothèses :</text:p>
      <text:p text:style-name="P19">- Une épreuve peut se dérouler sur un ou plusieurs jours, appelée <text:span text:style-name="T19">période.</text:span></text:p>
      <text:p text:style-name="P19">- <text:span text:style-name="T20">L'emplacement de l'épreuve est choisi à la planification des épreuves. La disponiblité de l'emplacement est alors consultée avant de choisir une date valide pour l'épreuve.</text:span></text:p>
      <text:p text:style-name="P20">- Le passage des <text:s/>équipes ou des sportifs sont planifiés à la planification des épreuves. Les sportifs doivent donc être inscrits avant la planification des épreuves.</text:p>
      <text:p text:style-name="P9"/>
      <text:p text:style-name="P27">Bilan :</text:p>
      <text:p text:style-name="P28">1) Les diagrammes ont tous été validés. Les modifications et améliorations ponctuelles suggéré<text:span text:style-name="T23">es devront être faites par</text:span> le responsable de chaque diagramme <text:span text:style-name="T23">avant de valider leur état final.</text:span></text:p>
      <text:p text:style-name="P29">2) Deux tâches suppléentaires doivent être réalisées :</text:p>
      <text:p text:style-name="P29">- ModifierDelegation <text:span text:style-name="T24">(voir paragraphe 3)</text:span>,</text:p>
      <text:p text:style-name="P29">- Creer<text:span text:style-name="T25">C</text:span>lassement <text:span text:style-name="T24">(voir paragraphe 4) → tâche terminée à ce jour par VDU</text:span>.</text:p>
      <text:p text:style-name="P28"/>
      <text:p text:style-name="P31">De plus, lors de cette séance de cours, un document sur google sheets à été crée.</text:p>
      <text:p text:style-name="P31">Il permettra, tout au long du projet, de lister les tâches à réaliser, leur importance, qui doit la réaliser, leur état, et des commentaires éventuels.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6">Descriptif de la tache</text:p>
          </table:table-cell>
          <table:table-cell table:style-name="Table1.B1" office:value-type="string">
            <text:p text:style-name="P46">Importance de la tache</text:p>
          </table:table-cell>
          <table:table-cell table:style-name="Table1.B1" office:value-type="string">
            <text:p text:style-name="P46">Personne</text:p>
          </table:table-cell>
          <table:table-cell table:style-name="Table1.B1" office:value-type="string">
            <text:p text:style-name="P46">Etat</text:p>
          </table:table-cell>
          <table:table-cell table:style-name="Table1.B1" office:value-type="string">
            <text:p text:style-name="P46">Commentaire</text:p>
          </table:table-cell>
        </table:table-row>
      </table:table>
      <text:p text:style-name="P30"/>
      <text:p text:style-name="P26">Notes :<text:tab/></text:p>
      <text:p text:style-name="P30">L'importance de la tâche ira de 1 à 5.</text:p>
      <text:p text:style-name="P30">La personne sera identifiée par son trigramme. </text:p>
      <text:p text:style-name="P30">L'états des tâches seront sélectionnés parmi les choix suivants : Prevue, EnCours, Fi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he </meta:initial-creator>
    <meta:creation-date>2015-02-13T10:34:07.288684983</meta:creation-date>
    <meta:generator>LibreOffice/4.2.7.2$Linux_X86_64 LibreOffice_project/420m0$Build-2</meta:generator>
    <dc:date>2015-02-16T22:07:32.906024873</dc:date>
    <dc:creator>Agathe </dc:creator>
    <meta:editing-duration>PT1H19M57S</meta:editing-duration>
    <meta:editing-cycles>38</meta:editing-cycles>
    <meta:document-statistic meta:table-count="1" meta:image-count="0" meta:object-count="0" meta:page-count="2" meta:paragraph-count="67" meta:word-count="468" meta:character-count="3182" meta:non-whitespace-character-count="2764"/>
  </office:meta>
</office:document-meta>
</file>